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 Script" svg:font-family="'xkcd Script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87cefa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7fffd4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16.5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13cm" fo:min-width="1.063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08080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ffdead" draw:textarea-horizontal-align="justify" draw:textarea-vertical-align="middle" draw:auto-grow-height="false" fo:min-height="1.313cm" fo:min-width="1.062cm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279cm" draw:marker-end="Arrowheads_20_5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7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8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8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4.1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0.468cm"/>
      <style:paragraph-properties style:writing-mode="lr-tb"/>
    </style:style>
    <style:style style:name="P1" style:family="paragraph">
      <loext:graphic-properties draw:fill="solid" draw:fill-color="#87cefa"/>
      <style:paragraph-properties fo:text-align="center"/>
    </style:style>
    <style:style style:name="P2" style:family="paragraph">
      <loext:graphic-properties draw:fill="solid" draw:fill-color="#7fffd4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xkcd Script" fo:font-size="20pt" style:font-size-asian="20pt" style:font-size-complex="20pt"/>
    </style:style>
    <style:style style:name="P7" style:family="paragraph">
      <loext:graphic-properties draw:fill="solid" draw:fill-color="#ffdead"/>
      <style:paragraph-properties fo:text-align="center"/>
    </style:style>
    <style:style style:name="P8" style:family="paragraph">
      <loext:graphic-properties draw:fill="solid" draw:fill-color="#f0808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80pt" fo:font-weight="bold" style:font-size-asian="80pt" style:font-weight-asian="bold" style:font-size-complex="8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Mono1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1" fo:font-size="22pt" style:font-size-asian="22pt" style:font-size-complex="22pt"/>
    </style:style>
    <style:style style:name="T3" style:family="text">
      <style:text-properties style:font-name="xkcd Script" fo:font-size="20pt" style:font-size-asian="20pt" style:font-size-complex="20pt"/>
    </style:style>
    <style:style style:name="T4" style:family="text">
      <style:text-properties fo:color="#ff0000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64cm" svg:height="1.665cm" svg:x="7.381cm" svg:y="6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65cm" svg:height="1.665cm" svg:x="9.041cm" svg:y="6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10.701cm" svg:y="6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65cm" svg:height="1.665cm" svg:x="12.361cm" svg:y="6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.664cm" svg:height="1.665cm" svg:x="14.022cm" svg:y="6.6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025cm" svg:height="1.616cm" svg:x="3.193cm" svg:y="2.689cm">
          <draw:text-box>
            <text:p text:style-name="P3"><text:span text:style-name="T1">Chunking a contiguous array using </text:span><text:span text:style-name="T2">chunk()</text:span></text:p>
          </draw:text-box>
        </draw:frame>
        <draw:frame draw:style-name="gr6" draw:text-style-name="P6" draw:layer="layout" svg:width="12.105cm" svg:height="2.113cm" svg:x="15.842cm" svg:y="17.827cm">
          <draw:text-box>
            <text:p text:style-name="P5"><text:span text:style-name="T3">Finally, chunks are assembled</text:span></text:p>
            <text:p text:style-name="P5"><text:span text:style-name="T3">and returned as a 2-d NumPy array.</text:span></text:p>
          </draw:text-box>
        </draw:frame>
        <draw:custom-shape draw:style-name="gr4" draw:text-style-name="P2" draw:layer="layout" svg:width="1.664cm" svg:height="1.665cm" svg:x="15.682cm" svg:y="6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5cm" svg:height="1.665cm" svg:x="17.342cm" svg:y="6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1.665cm" svg:height="1.665cm" svg:x="19.002cm" svg:y="6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5cm" svg:height="1.665cm" svg:x="20.662cm" svg:y="6.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1.664cm" svg:height="1.665cm" svg:x="22.323cm" svg:y="6.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64cm" svg:height="1.665cm" svg:x="7.381cm" svg:y="10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65cm" svg:height="1.665cm" svg:x="9.041cm" svg:y="10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10.701cm" svg:y="10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65cm" svg:height="1.665cm" svg:x="13.361cm" svg:y="10.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664cm" svg:height="1.665cm" svg:x="15.022cm" svg:y="10.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4cm" svg:height="1.665cm" svg:x="16.682cm" svg:y="10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5cm" svg:height="1.665cm" svg:x="19.442cm" svg:y="10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1.665cm" svg:height="1.665cm" svg:x="21.102cm" svg:y="10.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5cm" svg:height="1.665cm" svg:x="22.762cm" svg:y="10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1" draw:id="id11" draw:layer="layout" svg:width="1.664cm" svg:height="1.665cm" svg:x="25.423cm" svg:y="10.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64cm" svg:height="1.665cm" svg:x="7.381cm" svg:y="14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65cm" svg:height="1.665cm" svg:x="9.041cm" svg:y="14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5cm" svg:height="1.665cm" svg:x="10.701cm" svg:y="14.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4cm" svg:height="1.665cm" svg:x="7.381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65cm" svg:height="1.665cm" svg:x="9.041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65cm" svg:height="1.665cm" svg:x="10.701cm" svg:y="16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664cm" svg:height="1.665cm" svg:x="7.381cm" svg:y="18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5cm" svg:height="1.665cm" svg:x="9.041cm" svg:y="18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1.665cm" svg:height="1.665cm" svg:x="10.701cm" svg:y="18.14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curve" svg:x1="15.854cm" svg:y1="12.505cm" svg:x2="12.366cm" svg:y2="17.372cm" draw:start-shape="id1" draw:start-glue-point="2" draw:end-shape="id2" draw:end-glue-point="1" svg:d="M15854 12505c0 3245-1162 4867-3488 4867" svg:viewBox="0 0 3489 4868">
          <text:p/>
        </draw:connector>
        <draw:connector draw:style-name="gr11" draw:text-style-name="P9" draw:layer="layout" draw:type="curve" svg:x1="21.934cm" svg:y1="12.505cm" svg:x2="12.366cm" svg:y2="18.972cm" draw:start-shape="id3" draw:start-glue-point="2" draw:end-shape="id4" draw:end-glue-point="1" svg:d="M21934 12505c0 4312-3189 6467-9568 6467" svg:viewBox="0 0 9569 6468">
          <text:p/>
        </draw:connector>
        <draw:connector draw:style-name="gr12" draw:text-style-name="P9" draw:layer="layout" draw:type="curve" svg:x1="9.873cm" svg:y1="8.305cm" svg:x2="9.873cm" svg:y2="10.84cm" draw:start-shape="id5" draw:start-glue-point="2" draw:end-shape="id6" draw:end-glue-point="0" svg:d="M9873 8305v2535" svg:viewBox="0 0 1 2536">
          <text:p/>
        </draw:connector>
        <draw:connector draw:style-name="gr13" draw:text-style-name="P9" draw:layer="layout" draw:type="curve" svg:x1="14.854cm" svg:y1="8.305cm" svg:x2="15.854cm" svg:y2="10.84cm" draw:start-shape="id7" draw:start-glue-point="2" draw:end-shape="id1" draw:end-glue-point="0" svg:d="M14854 8305c0 1900 1000 633 1000 2535" svg:viewBox="0 0 1001 2536">
          <text:p/>
        </draw:connector>
        <draw:connector draw:style-name="gr14" draw:text-style-name="P9" draw:layer="layout" draw:type="curve" svg:x1="9.873cm" svg:y1="12.505cm" svg:x2="9.873cm" svg:y2="14.94cm" draw:start-shape="id6" draw:start-glue-point="2" draw:end-shape="id8" draw:end-glue-point="0" svg:d="M9873 12505v2435" svg:viewBox="0 0 1 2436">
          <text:p/>
        </draw:connector>
        <draw:connector draw:style-name="gr15" draw:text-style-name="P9" draw:layer="layout" draw:type="curve" svg:x1="19.834cm" svg:y1="8.305cm" svg:x2="21.934cm" svg:y2="10.84cm" draw:start-shape="id9" draw:start-glue-point="2" draw:end-shape="id3" draw:end-glue-point="0" svg:d="M19834 8305c0 1900 2100 633 2100 2535" svg:viewBox="0 0 2101 2536">
          <text:p/>
        </draw:connector>
        <draw:connector draw:style-name="gr16" draw:text-style-name="P9" draw:layer="layout" draw:type="curve" svg:x1="23.155cm" svg:y1="8.305cm" svg:x2="26.255cm" svg:y2="10.84cm" draw:start-shape="id10" draw:start-glue-point="2" draw:end-shape="id11" draw:end-glue-point="0" svg:d="M23155 8305c0 1900 3100 633 3100 2535" svg:viewBox="0 0 3101 2536">
          <text:p/>
        </draw:connector>
        <draw:frame draw:style-name="gr17" draw:text-style-name="P6" draw:layer="layout" svg:width="9.525cm" svg:height="3.044cm" svg:x="25.307cm" svg:y="12.912cm">
          <draw:text-box>
            <text:p text:style-name="P5"><text:span text:style-name="T3">Remaining elements that don’t fit the desired chunk size are discarded.</text:span></text:p>
          </draw:text-box>
        </draw:frame>
        <draw:frame draw:style-name="gr18" draw:text-style-name="P10" draw:layer="layout" svg:width="2.386cm" svg:height="3.405cm" svg:x="25.07cm" svg:y="10.002cm">
          <draw:text-box>
            <text:p><text:span text:style-name="T4">X</text:span></text:p>
          </draw:text-box>
        </draw:frame>
        <draw:frame draw:style-name="gr19" draw:text-style-name="P11" draw:layer="layout" svg:width="11.212cm" svg:height="1.127cm" svg:x="26.835cm" svg:y="2.86cm">
          <draw:text-box>
            <text:p><text:span text:style-name="T2">x_chunked = chunk(x, 3)</text:span></text:p>
          </draw:text-box>
        </draw:frame>
        <draw:frame draw:style-name="gr6" draw:text-style-name="P6" draw:layer="layout" svg:width="9.695cm" svg:height="2.113cm" svg:x="24.22cm" svg:y="7.163cm">
          <draw:text-box>
            <text:p text:style-name="P5"><text:span text:style-name="T3">Equal-length chunks are indexed in the input array.</text:span></text:p>
          </draw:text-box>
        </draw:frame>
        <draw:frame draw:style-name="gr20" draw:text-style-name="P12" draw:layer="layout" svg:width="4.693cm" svg:height="1.127cm" svg:x="2.665cm" svg:y="16.865cm">
          <draw:text-box>
            <text:p text:style-name="P3"><text:span text:style-name="T2">x_chunked</text:span></text:p>
          </draw:text-box>
        </draw:frame>
        <draw:frame draw:style-name="gr21" draw:text-style-name="P12" draw:layer="layout" svg:width="0.968cm" svg:height="1.127cm" svg:x="6.159cm" svg:y="6.88cm">
          <draw:text-box>
            <text:p text:style-name="P3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xkcd Script" svg:font-family="'xkcd Scrip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2:29:40.815339700</meta:creation-date>
    <dc:date>2023-06-26T09:05:04.963166185</dc:date>
    <meta:editing-duration>PT4H14M52S</meta:editing-duration>
    <meta:editing-cycles>19</meta:editing-cycles>
    <meta:generator>LibreOffice/7.3.7.2$Linux_X86_64 LibreOffice_project/30$Build-2</meta:generator>
    <meta:document-statistic meta:object-count="44"/>
  </office:meta>
</office:document-meta>
</file>